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103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fo:border="0.06pt solid #000000"/>
      <style:text-properties fo:color="#eeeeee"/>
    </style:style>
    <style:style style:name="ce8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1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  <style:style style:name="ce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110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繰越分</text:p>
          </table:table-cell>
          <table:table-cell table:style-name="ce4" office:value-type="currency" office:currency="JPY" office:value="8" calcext:value-type="currency">
            <text:p>￥8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4月分集金</text:p>
          </table:table-cell>
          <table:table-cell table:style-name="ce4" table:formula="of:=500*18" office:value-type="currency" office:currency="JPY" office:value="9000" calcext:value-type="currency">
            <text:p>￥9,000</text:p>
          </table:table-cell>
          <table:table-cell table:style-name="ce7" office:value-type="string" calcext:value-type="string">
            <text:p>備考:5月分先払い分(1人)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4月分予算(予定)</text:p>
          </table:table-cell>
          <table:table-cell table:style-name="ce5" table:formula="of:=[.B2]+[.B3]" office:value-type="currency" office:currency="JPY" office:value="9008" calcext:value-type="currency">
            <text:p>￥9,00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整理番号</text:p>
          </table:table-cell>
          <table:table-cell table:style-name="ce1" office:value-type="string" calcext:value-type="string">
            <text:p>日付</text:p>
          </table:table-cell>
          <table:table-cell table:style-name="ce1" office:value-type="string" calcext:value-type="string">
            <text:p>費目</text:p>
          </table:table-cell>
          <table:table-cell table:style-name="ce1" office:value-type="string" calcext:value-type="string">
            <text:p>収入</text:p>
          </table:table-cell>
          <table:table-cell table:style-name="ce1" office:value-type="string" calcext:value-type="string">
            <text:p>支出</text:p>
          </table:table-cell>
          <table:table-cell table:style-name="ce1" office:value-type="string" calcext:value-type="string">
            <text:p>残高</text:p>
          </table:table-cell>
          <table:table-cell/>
          <table:table-cell table:style-name="ce10" office:value-type="currency" office:currency="JPY" office:value="10000" calcext:value-type="currency">
            <text:p>￥10,00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雑費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210" calcext:value-type="currency">
            <text:p>￥210</text:p>
          </table:table-cell>
          <table:table-cell table:style-name="ce4" table:formula="of:=[.B4]+[.D7]-[.E7]" office:value-type="currency" office:currency="JPY" office:value="8798" calcext:value-type="currency">
            <text:p>￥8,798</text:p>
          </table:table-cell>
          <table:table-cell/>
          <table:table-cell table:style-name="ce11" office:value-type="currency" office:currency="JPY" office:value="5000" calcext:value-type="currency">
            <text:p>￥5,00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雑費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525" calcext:value-type="currency">
            <text:p>￥525</text:p>
          </table:table-cell>
          <table:table-cell table:style-name="ce4" table:formula="of:=[.F7]+[.D8]-[.E8]" office:value-type="currency" office:currency="JPY" office:value="8273" calcext:value-type="currency">
            <text:p>￥8,273</text:p>
          </table:table-cell>
          <table:table-cell/>
          <table:table-cell table:style-name="ce11" office:value-type="currency" office:currency="JPY" office:value="1000" calcext:value-type="currency">
            <text:p>￥1,000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14-04-02" calcext:value-type="date">
            <text:p>4月2日</text:p>
          </table:table-cell>
          <table:table-cell table:style-name="ce2" office:value-type="string" calcext:value-type="string">
            <text:p>ゴミ袋45㍑半透明10枚入りｘ3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300" calcext:value-type="currency">
            <text:p>￥300</text:p>
          </table:table-cell>
          <table:table-cell table:style-name="ce4" table:formula="of:=[.F8]+[.D9]-[.E9]" office:value-type="currency" office:currency="JPY" office:value="7973" calcext:value-type="currency">
            <text:p>￥7,973</text:p>
          </table:table-cell>
          <table:table-cell/>
          <table:table-cell table:style-name="ce11" office:value-type="currency" office:currency="JPY" office:value="500" calcext:value-type="currency">
            <text:p>￥50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100" calcext:value-type="currency">
            <text:p>￥100</text:p>
          </table:table-cell>
          <table:table-cell table:style-name="ce14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50" calcext:value-type="currency">
            <text:p>￥5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10" calcext:value-type="currency">
            <text:p>￥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5" calcext:value-type="currency">
            <text:p>￥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1" calcext:value-type="currency">
            <text:p>￥1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2" office:value-type="string" calcext:value-type="string">
            <text:p>合計金額</text:p>
          </table:table-cell>
          <table:table-cell table:style-name="ce5" table:formula="of:=[.H6]*[.I6]+[.H7]*[.I7]+[.H8]*[.I8]+[.H9]*[.I9]+[.H10]*[.I10]+[.H11]*[.I11]+[.H12]*[.I12]+[.H13]*[.I13]+[.H14]*[.I14]" office:value-type="currency" office:currency="JPY" office:value="7973" calcext:value-type="currency">
            <text:p>￥7,973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/>
          <table:table-cell table:style-name="ce4" table:number-columns-repeated="3"/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2"/>
          <table:table-cell table:style-name="ce4" table:number-columns-repeated="3"/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3" office:value-type="string" calcext:value-type="string">
            <text:p>最終更新日</text:p>
          </table:table-cell>
          <table:table-cell table:style-name="ce15" office:value-type="date" office:date-value="2014-04-10" calcext:value-type="date">
            <text:p>4月10日</text:p>
          </table:table-cell>
        </table:table-row>
        <table:table-row table:style-name="ro2" table:number-rows-repeated="7">
          <table:table-cell table:style-name="ce3"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9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00/00/00</text:date>, <text:time style:data-style-name="N2" text:time-value="0000-00-00T00:00:03.78426566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4-04-11T12:54:07.314307345</dc:date>
    <meta:editing-duration>PT3H55M57S</meta:editing-duration>
    <meta:editing-cycles>47</meta:editing-cycles>
    <meta:generator>LibreOffice/4.1.3.2$Linux_X86_64 LibreOffice_project/410m0$Build-2</meta:generator>
    <dc:creator>Nakajima </dc:creator>
    <meta:document-statistic meta:table-count="3" meta:cell-count="62" meta:object-count="0"/>
  </office:meta>
</office:document-meta>
</file>